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53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54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55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79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80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81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objectwithoutfill">
      <style:graphic-properties svg:stroke-width="0.635cm" svg:stroke-color="#b4c7dc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00" style:family="graphic" style:parent-style-name="standard">
      <style:graphic-properties draw:stroke="none" svg:stroke-width="0cm" svg:stroke-color="#b4c7dc" draw:marker-start="Arrow" draw:marker-start-width="1.148cm" draw:marker-end="" draw:marker-end-width="1.248cm" draw:fill="gradient" draw:fill-color="#b4c7dc" draw:fill-gradient-name="Gradient_20_2" draw:gradient-step-count="64" draw:opacity="100%" draw:textarea-horizontal-align="center" draw:textarea-vertical-align="middle" fo:padding-top="0.438cm" fo:padding-bottom="0.438cm" fo:padding-left="0.563cm" fo:padding-right="0.563cm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objectwithoutfill">
      <style:graphic-properties svg:stroke-width="0.635cm" svg:stroke-color="#f7d1d5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50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5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18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28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6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7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3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6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7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29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0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2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3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3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3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7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9" style:family="paragraph">
      <style:paragraph-properties fo:text-align="center"/>
    </style:style>
    <style:style style:name="P40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41" style:family="paragraph">
      <loext:graphic-properties draw:fill="gradient" draw:fill-color="#b4c7dc" draw:fill-gradient-name="Gradient_20_2" draw:gradient-step-count="64" draw:opacity="100%"/>
      <style:paragraph-properties fo:text-align="center" style:writing-mode="lr-tb"/>
      <style:text-properties fo:font-size="10.5pt" style:font-size-asian="10.5pt" style:font-size-complex="10.5pt"/>
    </style:style>
    <style:style style:name="P4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1" fo:font-size="10.5pt" fo:font-weight="normal" style:font-size-asian="10.5pt" style:font-size-complex="10.5pt"/>
    </style:style>
    <style:style style:name="P4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1" fo:font-size="10.5pt" fo:font-weight="normal" style:font-size-asian="10.5pt" style:font-size-complex="10.5pt"/>
    </style:style>
    <style:style style:name="P44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5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6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7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4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49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1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3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4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5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6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7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8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9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0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1" style:family="paragraph">
      <loext:graphic-properties draw:fill="none" draw:fill-color="#ffffff" draw:opacity="100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6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3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6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5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6" style:family="text">
      <style:text-properties fo:color="#cccccc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7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8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0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color="#000000" loext:opacity="100%" style:font-name="Liberation Sans1" fo:font-size="10.5pt" fo:language="en" fo:country="US" fo:font-weight="normal" style:font-size-asian="10.5pt" style:language-asian="en" style:country-asian="US" style:font-weight-asian="bold" style:font-size-complex="10.5pt" style:language-complex="en" style:country-complex="US" style:font-weight-complex="bold"/>
    </style:style>
    <style:style style:name="T13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4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064cm" svg:height="2.032cm" svg:x="5.8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064cm" svg:height="2.032cm" svg:x="19.9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064cm" svg:height="2.032cm" svg:x="5.8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064cm" svg:height="1.535cm" svg:x="5.8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064cm" svg:height="2.032cm" svg:x="19.9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064cm" svg:height="1.535cm" svg:x="19.9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833cm" svg:y1="13.904cm" svg:x2="7.842cm" svg:y2="11.838cm" draw:start-shape="id1" draw:start-glue-point="0" draw:end-shape="id2" draw:end-glue-point="2" svg:d="M7833 13904l9-2066" svg:viewBox="0 0 10 2067">
          <text:p/>
        </draw:connector>
        <draw:connector draw:style-name="gr9" draw:text-style-name="P9" draw:layer="layout" draw:type="line" svg:x1="21.98cm" svg:y1="13.904cm" svg:x2="21.971cm" svg:y2="11.838cm" draw:start-shape="id3" draw:start-glue-point="0" draw:end-shape="id4" draw:end-glue-point="2" svg:d="M21980 13904l-9-2066" svg:viewBox="0 0 10 2067">
          <text:p/>
        </draw:connector>
        <draw:connector draw:style-name="gr9" draw:text-style-name="P9" draw:layer="layout" svg:x1="9.874cm" svg:y1="6.585cm" svg:x2="19.923cm" svg:y2="6.585cm" draw:start-shape="id5" draw:start-glue-point="1" draw:end-shape="id6" draw:end-glue-point="3" svg:d="M9874 6585h10049" svg:viewBox="0 0 10050 1">
          <text:p/>
        </draw:connector>
        <draw:connector draw:style-name="gr10" draw:text-style-name="P9" draw:layer="layout" draw:type="line" svg:x1="7.842cm" svg:y1="9.806cm" svg:x2="7.842cm" svg:y2="7.601cm" draw:start-shape="id2" draw:start-glue-point="0" draw:end-shape="id5" draw:end-glue-point="2" svg:d="M7842 9806v-2205" svg:viewBox="0 0 1 2206">
          <text:p/>
        </draw:connector>
        <draw:connector draw:style-name="gr11" draw:text-style-name="P10" draw:layer="layout" draw:type="line" svg:x1="21.971cm" svg:y1="9.806cm" svg:x2="21.955cm" svg:y2="7.601cm" draw:start-shape="id4" draw:start-glue-point="0" draw:end-shape="id6" draw:end-glue-point="2" svg:d="M21971 9806l-16-2205" svg:viewBox="0 0 17 2206">
          <text:p/>
        </draw:connector>
        <draw:custom-shape draw:style-name="gr12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8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1.9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7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1.8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6.331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0.5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8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0.9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874cm" svg:y1="10.822cm" svg:x2="19.939cm" svg:y2="10.822cm" draw:start-shape="id2" draw:start-glue-point="1" draw:end-shape="id4" draw:end-glue-point="3" svg:d="M9874 10822h10065" svg:viewBox="0 0 10066 1">
          <text:p/>
        </draw:connector>
      </draw:page>
      <draw:page draw:name="page2" draw:style-name="dp1" draw:master-page-name="Default">
        <draw:custom-shape draw:style-name="gr22" draw:text-style-name="P16" draw:layer="layout" svg:width="4.75cm" svg:height="2.054cm" svg:x="18.8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Authorization</text:span></text:p>
            </text:list-header>
            <text:list-item>
              <text:p text:style-name="P15"><text:span text:style-name="T2">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7" draw:id="id7" draw:layer="layout" svg:width="4.758cm" svg:height="1.535cm" svg:x="18.848cm" svg:y="4.704cm">
          <text:list text:style-name="L1">
            <text:list-header>
              <text:p text:style-name="P15"><text:span text:style-name="T2">Webmail</text:span></text:p>
            </text:list-header>
            <text:list-item>
              <text:p text:style-name="P15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9" draw:layer="layout" draw:type="line" svg:x1="21.227cm" svg:y1="6.239cm" svg:x2="21.231cm" svg:y2="7.785cm" draw:start-shape="id7" draw:start-glue-point="2" draw:end-shape="id8" draw:end-glue-point="0" svg:d="M21227 6239l4 1546" svg:viewBox="0 0 5 1547">
          <text:p/>
        </draw:connector>
        <draw:custom-shape draw:style-name="gr25" draw:text-style-name="P7" draw:layer="layout" svg:width="1.772cm" svg:height="0.642cm" svg:x="21.2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16" xml:id="id15" draw:id="id15" draw:layer="layout" svg:width="4.75cm" svg:height="1.321cm" svg:x="18.856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UMA Grant</text:span></text:p>
            </text:list-header>
            <text:list-item>
              <text:p text:style-name="P15"><text:span text:style-name="T2">(needs PC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xml:id="id8" draw:id="id8" draw:layer="layout" svg:width="4.75cm" svg:height="1.321cm" svg:x="18.856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Policy API</text:span></text:p>
            </text:list-header>
            <text:list-item>
              <text:p text:style-name="P15"><text:span text:style-name="T2">(needs O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6" xml:id="id11" draw:id="id11" draw:layer="layout" svg:width="2.89cm" svg:height="2.054cm" svg:x="15.9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Protection API</text:span></text:p>
            </text:list-header>
            <text:list-item>
              <text:p text:style-name="P15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7" xml:id="id9" draw:id="id9" draw:layer="layout" svg:width="4.758cm" svg:height="1.535cm" svg:x="18.848cm" svg:y="1.704cm">
          <text:list text:style-name="L1">
            <text:list-header>
              <text:p text:style-name="P15"><text:span text:style-name="T2">Resource Owner</text:span></text:p>
            </text:list-header>
            <text:list-item>
              <text:p text:style-name="P15"><text:span text:style-name="T2">(send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9" draw:layer="layout" draw:type="line" svg:x1="21.227cm" svg:y1="3.239cm" svg:x2="21.227cm" svg:y2="4.704cm" draw:start-shape="id9" draw:start-glue-point="2" draw:end-shape="id7" draw:end-glue-point="0" svg:d="M21227 3239v1465" svg:viewBox="0 0 1 1466">
          <text:p/>
        </draw:connector>
        <draw:custom-shape draw:style-name="gr30" draw:text-style-name="P7" draw:layer="layout" svg:width="2.424cm" svg:height="0.642cm" svg:x="21.233cm" svg:y="3.54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6" xml:id="id12" draw:id="id12" draw:layer="layout" svg:width="4.42cm" svg:height="2.054cm" svg:x="5.9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Resource</text:span></text:p>
            </text:list-header>
            <text:list-item>
              <text:p text:style-name="P15"><text:span text:style-name="T2">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xml:id="id14" draw:id="id14" draw:layer="layout" svg:width="4.42cm" svg:height="1.364cm" svg:x="5.9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Protected Resource</text:span></text:p>
            </text:list-header>
            <text:list-item>
              <text:p text:style-name="P15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xml:id="id10" draw:id="id10" draw:layer="layout" svg:width="4.42cm" svg:height="1.321cm" svg:x="5.9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Manage API</text:span></text:p>
            </text:list-header>
            <text:list-item>
              <text:p text:style-name="P15"><text:span text:style-name="T2">(needs O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8" draw:layer="layout" svg:x1="18.848cm" svg:y1="5.471cm" svg:x2="8.147cm" svg:y2="7.785cm" draw:start-shape="id7" draw:start-glue-point="3" draw:end-shape="id10" draw:end-glue-point="0" svg:d="M18848 5471h-10701v2314" svg:viewBox="0 0 10702 2315">
          <text:p/>
        </draw:connector>
        <draw:custom-shape draw:style-name="gr35" draw:text-style-name="P7" draw:layer="layout" svg:width="1.933cm" svg:height="0.642cm" svg:x="12.4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4" draw:text-style-name="P18" draw:layer="layout" svg:x1="15.967cm" svg:y1="10.133cm" svg:x2="10.357cm" svg:y2="10.133cm" draw:start-shape="id11" draw:start-glue-point="3" draw:end-shape="id12" draw:end-glue-point="1" svg:d="M15967 10133h-5610" svg:viewBox="0 0 5611 1">
          <text:p/>
        </draw:connector>
        <draw:custom-shape draw:style-name="gr36" draw:text-style-name="P7" draw:layer="layout" svg:width="1.814cm" svg:height="0.642cm" svg:x="12.5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17" xml:id="id13" draw:id="id13" draw:layer="layout" svg:width="4.758cm" svg:height="1.535cm" svg:x="18.848cm" svg:y="14.004cm">
          <text:list text:style-name="L1">
            <text:list-header>
              <text:p text:style-name="P15"><text:span text:style-name="T2">Mail Fetch Agent</text:span></text:p>
            </text:list-header>
            <text:list-item>
              <text:p text:style-name="P15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7" xml:id="id16" draw:id="id16" draw:layer="layout" svg:width="4.758cm" svg:height="1.535cm" svg:x="18.848cm" svg:y="17.004cm">
          <text:list text:style-name="L1">
            <text:list-header>
              <text:p text:style-name="P15"><text:span text:style-name="T2">Requesting Party</text:span></text:p>
            </text:list-header>
            <text:list-item>
              <text:p text:style-name="P15"><text:span text:style-name="T2">(recip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8" draw:layer="layout" svg:x1="18.848cm" svg:y1="14.771cm" svg:x2="8.147cm" svg:y2="12.513cm" draw:start-shape="id13" draw:start-glue-point="3" draw:end-shape="id14" draw:end-glue-point="2" svg:d="M18848 14771h-10701v-2258" svg:viewBox="0 0 10702 2259">
          <text:p/>
        </draw:connector>
        <draw:custom-shape draw:style-name="gr39" draw:text-style-name="P7" draw:layer="layout" svg:width="1.687cm" svg:height="0.642cm" svg:x="12.6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4" draw:text-style-name="P18" draw:layer="layout" draw:type="line" svg:x1="21.227cm" svg:y1="14.004cm" svg:x2="21.231cm" svg:y2="12.481cm" draw:start-shape="id13" draw:start-glue-point="0" draw:end-shape="id15" draw:end-glue-point="2" svg:d="M21227 14004l4-1523" svg:viewBox="0 0 5 1524">
          <text:p/>
        </draw:connector>
        <draw:custom-shape draw:style-name="gr40" draw:text-style-name="P7" draw:layer="layout" svg:width="3.749cm" svg:height="0.642cm" svg:x="21.271cm" svg:y="12.94cm">
          <text:list text:style-name="L1">
            <text:list-header>
              <text:p text:style-name="P6"><text:span text:style-name="T2">push claim toke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4" draw:text-style-name="P18" draw:layer="layout" draw:type="line" svg:x1="21.227cm" svg:y1="17.004cm" svg:x2="21.227cm" svg:y2="15.539cm" draw:start-shape="id16" draw:start-glue-point="0" draw:end-shape="id13" draw:end-glue-point="2" svg:d="M21227 17004v-1465" svg:viewBox="0 0 1 1466">
          <text:p/>
        </draw:connector>
        <draw:custom-shape draw:style-name="gr41" draw:text-style-name="P7" draw:layer="layout" svg:width="2.424cm" svg:height="0.642cm" svg:x="21.225cm" svg:y="15.981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3" draw:style-name="dp1" draw:master-page-name="Default">
        <draw:custom-shape draw:style-name="gr42" draw:text-style-name="P20" xml:id="id17" draw:id="id17" draw:layer="layout" svg:width="3.048cm" svg:height="1.473cm" svg:x="2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0" xml:id="id19" draw:id="id19" draw:layer="layout" svg:width="3.048cm" svg:height="1.473cm" svg:x="7.7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1.937cm" svg:height="0.642cm" svg:x="5.994cm" svg:y="2.778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23" xml:id="id21" draw:id="id21" draw:layer="layout" svg:width="3.048cm" svg:height="1.473cm" svg:x="18.977cm" svg:y="3.87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5">UMA/MFA</text:span></text:p>
            </text:list-header>
            <text:list-item>
              <text:p text:style-name="P19"><text:span text:style-name="T4">Requesting Party Client</text:span></text:p>
            </text:list-item>
            <text:list-item>
              <text:p text:style-name="P19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881cm" svg:y1="3.334cm" svg:x2="14.885cm" svg:y2="17.573cm">
          <text:p/>
        </draw:line>
        <draw:custom-shape draw:style-name="gr46" draw:text-style-name="P22" draw:layer="layout" svg:width="1.912cm" svg:height="0.642cm" svg:x="21.914cm" svg:y="2.819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24" xml:id="id23" draw:id="id23" draw:layer="layout" svg:width="3.048cm" svg:height="1.473cm" svg:x="23.772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0" xml:id="id18" draw:id="id18" draw:layer="layout" svg:width="3.048cm" svg:height="1.473cm" svg:x="2.877cm" svg:y="15.3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0" xml:id="id20" draw:id="id20" draw:layer="layout" svg:width="3.048cm" svg:height="1.473cm" svg:x="7.777cm" svg:y="15.3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3" xml:id="id22" draw:id="id22" draw:layer="layout" svg:width="3.048cm" svg:height="1.473cm" svg:x="18.977cm" svg:y="15.37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5">UMA/MFA</text:span></text:p>
            </text:list-header>
            <text:list-item>
              <text:p text:style-name="P19"><text:span text:style-name="T4">Requesting Party Client</text:span></text:p>
            </text:list-item>
            <text:list-item>
              <text:p text:style-name="P19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4" xml:id="id24" draw:id="id24" draw:layer="layout" svg:width="3.048cm" svg:height="1.473cm" svg:x="23.772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18" xml:id="id26" draw:id="id26" draw:layer="layout" draw:type="line" svg:x1="4.401cm" svg:y1="5.345cm" svg:x2="4.401cm" svg:y2="15.372cm" draw:start-shape="id17" draw:start-glue-point="2" draw:end-shape="id18" draw:end-glue-point="0" svg:d="M4401 5345v10027" svg:viewBox="0 0 1 10028">
          <text:p/>
        </draw:connector>
        <draw:connector draw:style-name="gr52" draw:text-style-name="P18" draw:layer="layout" draw:type="line" svg:x1="9.301cm" svg:y1="5.345cm" svg:x2="9.301cm" svg:y2="15.372cm" draw:start-shape="id19" draw:start-glue-point="2" draw:end-shape="id20" draw:end-glue-point="0" svg:d="M9301 5345v10027" svg:viewBox="0 0 1 10028">
          <text:p/>
        </draw:connector>
        <draw:connector draw:style-name="gr52" draw:text-style-name="P18" xml:id="id25" draw:id="id25" draw:layer="layout" draw:type="line" svg:x1="20.501cm" svg:y1="5.343cm" svg:x2="20.501cm" svg:y2="15.37cm" draw:start-shape="id21" draw:start-glue-point="2" draw:end-shape="id22" draw:end-glue-point="0" svg:d="M20501 5343v10027" svg:viewBox="0 0 1 10028">
          <text:p/>
        </draw:connector>
        <draw:connector draw:style-name="gr52" draw:text-style-name="P18" draw:layer="layout" draw:type="line" svg:x1="25.296cm" svg:y1="5.347cm" svg:x2="25.296cm" svg:y2="15.374cm" draw:start-shape="id23" draw:start-glue-point="2" draw:end-shape="id24" draw:end-glue-point="0" svg:d="M25296 5347v10027" svg:viewBox="0 0 1 10028">
          <text:p/>
        </draw:connector>
        <draw:connector draw:style-name="gr53" draw:text-style-name="P18" draw:layer="layout" draw:type="line" svg:x1="25.282cm" svg:y1="6.35cm" svg:x2="20.507cm" svg:y2="6.35cm" svg:d="M25282 6350h-4775" svg:viewBox="0 0 4776 1">
          <text:p/>
        </draw:connector>
        <draw:connector draw:style-name="gr53" draw:text-style-name="P18" draw:layer="layout" draw:type="line" svg:x1="20.482cm" svg:y1="7.594cm" svg:x2="9.331cm" svg:y2="7.594cm" svg:d="M20482 7594h-11151" svg:viewBox="0 0 11152 1">
          <text:p/>
        </draw:connector>
        <draw:connector draw:style-name="gr54" draw:text-style-name="P18" draw:layer="layout" draw:type="line" svg:x1="9.28cm" svg:y1="8.97cm" svg:x2="20.532cm" svg:y2="8.97cm" svg:d="M9280 8970h11252" svg:viewBox="0 0 11253 1">
          <text:p/>
        </draw:connector>
        <draw:connector draw:style-name="gr53" draw:text-style-name="P18" draw:layer="layout" draw:type="line" svg:x1="20.501cm" svg:y1="10.356cm" svg:x2="4.401cm" svg:y2="10.358cm" draw:start-shape="id25" draw:start-glue-point="0" draw:end-shape="id26" draw:end-glue-point="0" svg:d="M20501 10356l-16100 2" svg:viewBox="0 0 16101 3">
          <text:p/>
        </draw:connector>
        <draw:connector draw:style-name="gr55" draw:text-style-name="P18" draw:layer="layout" draw:type="line" svg:x1="4.392cm" svg:y1="11.701cm" svg:x2="20.521cm" svg:y2="11.701cm" svg:d="M4392 11701h16129" svg:viewBox="0 0 16130 1">
          <text:p/>
        </draw:connector>
        <draw:custom-shape draw:style-name="gr56" draw:text-style-name="P22" draw:layer="layout" svg:width="4.1cm" svg:height="0.642cm" svg:x="14.825cm" svg:y="6.928cm">
          <text:list text:style-name="L1">
            <text:list-header>
              <text:p text:style-name="P21"><text:span text:style-name="T2">1. Request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22" draw:layer="layout" svg:width="4.062cm" svg:height="0.642cm" svg:x="9.258cm" svg:y="8.272cm">
          <text:list text:style-name="L1">
            <text:list-header>
              <text:p text:style-name="P21"><text:span text:style-name="T2">2. Permission ticke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22" draw:layer="layout" svg:width="5.502cm" svg:height="0.642cm" svg:x="14.838cm" svg:y="9.672cm">
          <text:list text:style-name="L1">
            <text:list-header>
              <text:p text:style-name="P21"><text:span text:style-name="T2">3. Permission ticket + clai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3" draw:text-style-name="P18" draw:layer="layout" draw:type="line" svg:x1="20.482cm" svg:y1="13.094cm" svg:x2="9.331cm" svg:y2="13.094cm" svg:d="M20482 13094h-11151" svg:viewBox="0 0 11152 1">
          <text:p/>
        </draw:connector>
        <draw:connector draw:style-name="gr54" draw:text-style-name="P18" draw:layer="layout" draw:type="line" svg:x1="9.28cm" svg:y1="14.47cm" svg:x2="20.532cm" svg:y2="14.47cm" svg:d="M9280 14470h11252" svg:viewBox="0 0 11253 1">
          <text:p/>
        </draw:connector>
        <draw:custom-shape draw:style-name="gr59" draw:text-style-name="P22" draw:layer="layout" svg:width="3.216cm" svg:height="0.642cm" svg:x="9.19cm" svg:y="11.011cm">
          <text:list text:style-name="L1">
            <text:list-header>
              <text:p text:style-name="P21"><text:span text:style-name="T2">4. RPT and P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22" draw:layer="layout" svg:width="5.794cm" svg:height="0.642cm" svg:x="14.793cm" svg:y="12.511cm">
          <text:list text:style-name="L1">
            <text:list-header>
              <text:p text:style-name="P21"><text:span text:style-name="T2">5. Request resource with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22" draw:layer="layout" svg:width="5.713cm" svg:height="0.642cm" svg:x="9.255cm" svg:y="13.82cm">
          <text:list text:style-name="L1">
            <text:list-header>
              <text:p text:style-name="P21"><text:span text:style-name="T2">6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6" xml:id="id35" draw:id="id35" draw:layer="layout" svg:width="3.048cm" svg:height="1.473cm" svg:x="4.877cm" svg:y="6.669cm">
          <text:list text:style-name="L1">
            <text:list-header>
              <text:p text:style-name="P25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9" xml:id="id36" draw:id="id36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7"><text:span text:style-name="T6">MAA</text:span></text:p>
            </text:list-header>
            <text:list-item>
              <text:p text:style-name="P2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4" xml:id="id37" draw:id="id37" draw:layer="layout" svg:width="3.048cm" svg:height="1.473cm" svg:x="21.832cm" svg:y="6.669cm">
          <text:list text:style-name="L1">
            <text:list-header>
              <text:p text:style-name="P19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65" draw:text-style-name="P22" draw:layer="layout" svg:width="2.479cm" svg:height="0.642cm" svg:x="14.906cm" svg:y="5.354cm">
          <text:list text:style-name="L1">
            <text:list-header>
              <text:p text:style-name="P21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6" draw:text-style-name="P24" xml:id="id27" draw:id="id27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0" draw:layer="layout" svg:width="3.048cm" svg:height="1.473cm" svg:x="4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0" draw:layer="layout" svg:width="3.048cm" svg:height="1.473cm" svg:x="21.879cm" svg:y="3.872cm">
          <text:list text:style-name="L1">
            <text:list-header>
              <text:p text:style-name="P28"><text:span text:style-name="T6">UMA</text:span></text:p>
            </text:list-header>
            <text:list-item>
              <text:p text:style-name="P28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30" draw:id="id30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6" xml:id="id33" draw:id="id33" draw:layer="layout" svg:width="3.048cm" svg:height="1.535cm" svg:x="4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2" xml:id="id38" draw:id="id38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8"><text:span text:style-name="T8">UMA/MFA</text:span></text:p>
            </text:list-header>
            <text:list-item>
              <text:p text:style-name="P28"><text:span text:style-name="T7">Requesting Party Client</text:span></text:p>
            </text:list-item>
            <text:list-item>
              <text:p text:style-name="P2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9" draw:layer="layout" draw:type="line" svg:x1="18.696cm" svg:y1="10.047cm" svg:x2="18.701cm" svg:y2="11.204cm" draw:start-shape="id27" draw:start-glue-point="2" draw:end-shape="id28" draw:end-glue-point="0" svg:d="M18696 10047l5 1157" svg:viewBox="0 0 6 1158">
          <text:p/>
        </draw:connector>
        <draw:custom-shape draw:style-name="gr73" draw:text-style-name="P31" xml:id="id32" draw:id="id32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3" xml:id="id28" draw:id="id28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5">UMA/MFA</text:span></text:p>
            </text:list-header>
            <text:list-item>
              <text:p text:style-name="P19"><text:span text:style-name="T4">Requesting Party Client</text:span></text:p>
            </text:list-item>
            <text:list-item>
              <text:p text:style-name="P19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6" xml:id="id34" draw:id="id34" draw:layer="layout" svg:width="3.048cm" svg:height="1.535cm" svg:x="21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3" xml:id="id31" draw:id="id31" draw:layer="layout" svg:width="1.932cm" svg:height="1.889cm" svg:x="25.775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7" draw:text-style-name="P33" xml:id="id29" draw:id="id29" draw:layer="layout" svg:width="1.923cm" svg:height="1.872cm" svg:x="2.11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29" draw:start-glue-point="8" draw:end-shape="id30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31" draw:start-glue-point="8" draw:end-shape="id32" draw:end-glue-point="1" svg:d="M25775 11974l-850-3" svg:viewBox="0 0 851 4">
          <text:p/>
        </draw:connector>
        <draw:connector draw:style-name="gr24" draw:text-style-name="P9" draw:layer="layout" draw:type="line" svg:x1="6.401cm" svg:y1="15.004cm" svg:x2="6.401cm" svg:y2="12.739cm" draw:start-shape="id33" draw:start-glue-point="0" draw:end-shape="id30" draw:end-glue-point="2" svg:d="M6401 15004v-2265" svg:viewBox="0 0 1 2266">
          <text:p/>
        </draw:connector>
        <draw:connector draw:style-name="gr78" draw:text-style-name="P9" draw:layer="layout" draw:type="line" svg:x1="23.401cm" svg:y1="15.004cm" svg:x2="23.401cm" svg:y2="12.739cm" draw:start-shape="id34" draw:start-glue-point="0" draw:end-shape="id32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35" draw:start-glue-point="1" draw:end-shape="id36" draw:end-glue-point="0" svg:d="M7925 7405h3176v1165" svg:viewBox="0 0 3177 1166">
          <text:p/>
        </draw:connector>
        <draw:connector draw:style-name="gr72" draw:text-style-name="P9" draw:layer="layout" svg:x1="21.832cm" svg:y1="7.405cm" svg:x2="18.696cm" svg:y2="8.574cm" draw:start-shape="id37" draw:start-glue-point="3" draw:end-shape="id27" draw:end-glue-point="0" svg:d="M21832 7405h-3136v1169" svg:viewBox="0 0 3137 1170">
          <text:p/>
        </draw:connector>
        <draw:connector draw:style-name="gr24" draw:text-style-name="P9" draw:layer="layout" svg:x1="6.401cm" svg:y1="6.669cm" svg:x2="23.356cm" svg:y2="6.669cm" draw:start-shape="id35" draw:start-glue-point="0" draw:end-shape="id37" draw:end-glue-point="0" svg:d="M6401 6669v-514h16955v514" svg:viewBox="0 0 16956 515">
          <text:p/>
        </draw:connector>
        <draw:connector draw:style-name="gr72" draw:text-style-name="P9" draw:layer="layout" draw:type="line" svg:x1="6.401cm" svg:y1="11.204cm" svg:x2="6.401cm" svg:y2="8.142cm" draw:start-shape="id30" draw:start-glue-point="0" draw:end-shape="id35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36" draw:start-glue-point="2" draw:end-shape="id38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38" draw:start-glue-point="3" draw:end-shape="id30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32" draw:start-glue-point="0" draw:end-shape="id37" draw:end-glue-point="2" svg:d="M23401 11204l-45-3062" svg:viewBox="0 0 46 3063">
          <text:p/>
        </draw:connector>
        <draw:connector draw:style-name="gr72" draw:text-style-name="P9" draw:layer="layout" draw:type="line" svg:x1="20.225cm" svg:y1="11.971cm" svg:x2="21.877cm" svg:y2="11.971cm" draw:start-shape="id28" draw:start-glue-point="1" draw:end-shape="id32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32" draw:start-glue-point="5" draw:end-shape="id38" draw:end-glue-point="2" svg:d="M22661 12739v1336h-11560v-1336" svg:viewBox="0 0 11561 1337">
          <text:p/>
        </draw:connector>
        <draw:custom-shape draw:style-name="gr82" draw:text-style-name="P35" draw:layer="layout" svg:width="2.195cm" svg:height="0.642cm" svg:x="14.958cm" svg:y="12.478cm">
          <text:list text:style-name="L1">
            <text:list-header>
              <text:p text:style-name="P34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22" draw:layer="layout" svg:width="1.497cm" svg:height="0.642cm" svg:x="6.425cm" svg:y="9.426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37" draw:layer="layout" svg:width="1.497cm" svg:height="0.642cm" svg:x="23.429cm" svg:y="9.438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37" draw:layer="layout" svg:width="2.487cm" svg:height="0.642cm" svg:x="11.091cm" svg:y="10.196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22" draw:layer="layout" svg:width="2.487cm" svg:height="0.642cm" svg:x="18.694cm" svg:y="10.208cm">
          <text:list text:style-name="L1">
            <text:list-header>
              <text:p text:style-name="P2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37" draw:layer="layout" svg:width="1.408cm" svg:height="0.642cm" svg:x="8.065cm" svg:y="11.29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8" draw:text-style-name="P22" draw:layer="layout" svg:width="1.408cm" svg:height="0.642cm" svg:x="20.279cm" svg:y="11.3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22" draw:layer="layout" svg:width="1.497cm" svg:height="0.642cm" svg:x="19.633cm" svg:y="6.75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2" draw:layer="layout" svg:width="1.408cm" svg:height="0.642cm" svg:x="6.379cm" svg:y="13.6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22" draw:layer="layout" svg:width="1.408cm" svg:height="0.642cm" svg:x="23.393cm" svg:y="13.614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2" draw:layer="layout" svg:width="3.093cm" svg:height="0.642cm" svg:x="4.832cm" svg:y="16.935cm">
          <text:list text:style-name="L1">
            <text:list-header>
              <text:p text:style-name="P21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3" draw:text-style-name="P22" draw:layer="layout" svg:width="2.907cm" svg:height="0.642cm" svg:x="22.028cm" svg:y="16.944cm">
          <text:list text:style-name="L1">
            <text:list-header>
              <text:p text:style-name="P21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22" draw:layer="layout" svg:width="1.937cm" svg:height="0.642cm" svg:x="5.505cm" svg:y="3.169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22" draw:layer="layout" svg:width="1.912cm" svg:height="0.642cm" svg:x="22.412cm" svg:y="3.21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9" draw:layer="layout" svg:x1="7.166cm" svg:y1="12.733cm" svg:x2="18.701cm" svg:y2="12.739cm" draw:start-shape="id30" draw:start-glue-point="5" draw:end-shape="id28" draw:end-glue-point="2" svg:d="M7166 12733v518h11535v-512" svg:viewBox="0 0 11536 519">
          <text:p/>
        </draw:connector>
        <draw:custom-shape draw:style-name="gr97" draw:text-style-name="P38" draw:layer="layout" svg:width="2.195cm" svg:height="0.642cm" svg:x="14.96cm" svg:y="13.487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38" draw:layer="layout" svg:width="1.497cm" svg:height="0.642cm" svg:x="8.937cm" svg:y="6.762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99" draw:text-style-name="P40" draw:layer="layout" svg:x1="12.068cm" svg:y1="7.024cm" svg:x2="17.412cm" svg:y2="7.024cm">
          <text:p text:style-name="P39"><text:span text:style-name="T11">Mail Trust</text:span></text:p>
        </draw:line>
        <draw:g>
          <draw:polygon draw:style-name="gr100" draw:text-style-name="P41" draw:layer="layout" svg:width="5.343cm" svg:height="1.147cm" svg:x="12.028cm" svg:y="10.05cm" svg:viewBox="0 0 5344 1148" draw:points="5344,257 5344,574 5344,892 1722,892 1722,1148 0,574 1722,0 1722,257">
            <text:p/>
          </draw:polygon>
        </draw:g>
        <draw:custom-shape draw:style-name="gr101" draw:text-style-name="P43" draw:layer="layout" svg:width="3.398cm" svg:height="0.705cm" svg:x="13.083cm" svg:y="10.277cm">
          <text:list text:style-name="L1">
            <text:list-header>
              <text:p text:style-name="P42"><text:span text:style-name="T12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02" draw:text-style-name="P40" draw:layer="layout" svg:x1="12.058cm" svg:y1="14.936cm" svg:x2="17.402cm" svg:y2="14.936cm">
          <text:p text:style-name="P39"><text:span text:style-name="T11">UMA Trust</text:span></text:p>
        </draw:line>
      </draw:page>
      <draw:page draw:name="page5" draw:style-name="dp1" draw:master-page-name="Default">
        <draw:custom-shape draw:style-name="gr103" draw:text-style-name="P26" xml:id="id47" draw:id="id47" draw:layer="layout" svg:width="3.048cm" svg:height="1.473cm" svg:x="4.877cm" svg:y="6.669cm">
          <text:list text:style-name="L1">
            <text:list-header>
              <text:p text:style-name="P25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9" xml:id="id48" draw:id="id48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7"><text:span text:style-name="T6">MAA</text:span></text:p>
            </text:list-header>
            <text:list-item>
              <text:p text:style-name="P2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4" xml:id="id49" draw:id="id49" draw:layer="layout" svg:width="3.048cm" svg:height="1.473cm" svg:x="21.832cm" svg:y="6.669cm">
          <text:list text:style-name="L1">
            <text:list-header>
              <text:p text:style-name="P19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06" draw:text-style-name="P22" draw:layer="layout" svg:width="2.479cm" svg:height="0.642cm" svg:x="14.906cm" svg:y="5.354cm">
          <text:list text:style-name="L1">
            <text:list-header>
              <text:p text:style-name="P21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24" xml:id="id39" draw:id="id39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0" draw:layer="layout" svg:width="3.048cm" svg:height="1.473cm" svg:x="4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30" draw:layer="layout" svg:width="3.048cm" svg:height="1.473cm" svg:x="21.879cm" svg:y="3.872cm">
          <text:list text:style-name="L1">
            <text:list-header>
              <text:p text:style-name="P28"><text:span text:style-name="T6">UMA</text:span></text:p>
            </text:list-header>
            <text:list-item>
              <text:p text:style-name="P28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1" xml:id="id42" draw:id="id42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6" xml:id="id45" draw:id="id45" draw:layer="layout" svg:width="3.048cm" svg:height="1.535cm" svg:x="4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2" xml:id="id50" draw:id="id50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8"><text:span text:style-name="T8">UMA/MFA</text:span></text:p>
            </text:list-header>
            <text:list-item>
              <text:p text:style-name="P28"><text:span text:style-name="T7">Requesting Party Client</text:span></text:p>
            </text:list-item>
            <text:list-item>
              <text:p text:style-name="P2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9" draw:layer="layout" draw:type="line" svg:x1="18.696cm" svg:y1="10.047cm" svg:x2="18.701cm" svg:y2="11.204cm" draw:start-shape="id39" draw:start-glue-point="2" draw:end-shape="id40" draw:end-glue-point="0" svg:d="M18696 10047l5 1157" svg:viewBox="0 0 6 1158">
          <text:p/>
        </draw:connector>
        <draw:custom-shape draw:style-name="gr113" draw:text-style-name="P31" xml:id="id44" draw:id="id44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3" xml:id="id40" draw:id="id40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5">UMA/MFA</text:span></text:p>
            </text:list-header>
            <text:list-item>
              <text:p text:style-name="P19"><text:span text:style-name="T4">Requesting Party Client</text:span></text:p>
            </text:list-item>
            <text:list-item>
              <text:p text:style-name="P19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26" xml:id="id46" draw:id="id46" draw:layer="layout" svg:width="3.048cm" svg:height="1.535cm" svg:x="21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33" xml:id="id43" draw:id="id43" draw:layer="layout" svg:width="1.932cm" svg:height="1.889cm" svg:x="25.775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33" xml:id="id41" draw:id="id41" draw:layer="layout" svg:width="1.923cm" svg:height="1.872cm" svg:x="2.11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41" draw:start-glue-point="8" draw:end-shape="id42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43" draw:start-glue-point="8" draw:end-shape="id44" draw:end-glue-point="1" svg:d="M25775 11974l-850-3" svg:viewBox="0 0 851 4">
          <text:p/>
        </draw:connector>
        <draw:connector draw:style-name="gr24" draw:text-style-name="P9" draw:layer="layout" draw:type="line" svg:x1="6.401cm" svg:y1="15.004cm" svg:x2="6.401cm" svg:y2="12.739cm" draw:start-shape="id45" draw:start-glue-point="0" draw:end-shape="id42" draw:end-glue-point="2" svg:d="M6401 15004v-2265" svg:viewBox="0 0 1 2266">
          <text:p/>
        </draw:connector>
        <draw:connector draw:style-name="gr78" draw:text-style-name="P9" draw:layer="layout" draw:type="line" svg:x1="23.401cm" svg:y1="15.004cm" svg:x2="23.401cm" svg:y2="12.739cm" draw:start-shape="id46" draw:start-glue-point="0" draw:end-shape="id44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47" draw:start-glue-point="1" draw:end-shape="id48" draw:end-glue-point="0" svg:d="M7925 7405h3176v1165" svg:viewBox="0 0 3177 1166">
          <text:p/>
        </draw:connector>
        <draw:connector draw:style-name="gr72" draw:text-style-name="P9" draw:layer="layout" svg:x1="21.832cm" svg:y1="7.405cm" svg:x2="18.696cm" svg:y2="8.574cm" draw:start-shape="id49" draw:start-glue-point="3" draw:end-shape="id39" draw:end-glue-point="0" svg:d="M21832 7405h-3136v1169" svg:viewBox="0 0 3137 1170">
          <text:p/>
        </draw:connector>
        <draw:connector draw:style-name="gr24" draw:text-style-name="P9" draw:layer="layout" svg:x1="6.401cm" svg:y1="6.669cm" svg:x2="23.356cm" svg:y2="6.669cm" draw:start-shape="id47" draw:start-glue-point="0" draw:end-shape="id49" draw:end-glue-point="0" svg:d="M6401 6669v-514h16955v514" svg:viewBox="0 0 16956 515">
          <text:p/>
        </draw:connector>
        <draw:connector draw:style-name="gr72" draw:text-style-name="P9" draw:layer="layout" draw:type="line" svg:x1="6.401cm" svg:y1="11.204cm" svg:x2="6.401cm" svg:y2="8.142cm" draw:start-shape="id42" draw:start-glue-point="0" draw:end-shape="id47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48" draw:start-glue-point="2" draw:end-shape="id50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50" draw:start-glue-point="3" draw:end-shape="id42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44" draw:start-glue-point="0" draw:end-shape="id49" draw:end-glue-point="2" svg:d="M23401 11204l-45-3062" svg:viewBox="0 0 46 3063">
          <text:p/>
        </draw:connector>
        <draw:connector draw:style-name="gr72" draw:text-style-name="P9" draw:layer="layout" draw:type="line" svg:x1="20.225cm" svg:y1="11.971cm" svg:x2="21.877cm" svg:y2="11.971cm" draw:start-shape="id40" draw:start-glue-point="1" draw:end-shape="id44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44" draw:start-glue-point="5" draw:end-shape="id50" draw:end-glue-point="2" svg:d="M22661 12739v1336h-11560v-1336" svg:viewBox="0 0 11561 1337">
          <text:p/>
        </draw:connector>
        <draw:custom-shape draw:style-name="gr118" draw:text-style-name="P35" draw:layer="layout" svg:width="2.195cm" svg:height="0.642cm" svg:x="14.958cm" svg:y="12.478cm">
          <text:list text:style-name="L1">
            <text:list-header>
              <text:p text:style-name="P34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9" draw:text-style-name="P22" draw:layer="layout" svg:width="1.497cm" svg:height="0.642cm" svg:x="6.425cm" svg:y="9.426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0" draw:text-style-name="P37" draw:layer="layout" svg:width="1.497cm" svg:height="0.642cm" svg:x="23.429cm" svg:y="9.438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1" draw:text-style-name="P37" draw:layer="layout" svg:width="2.487cm" svg:height="0.642cm" svg:x="11.091cm" svg:y="10.196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2" draw:text-style-name="P22" draw:layer="layout" svg:width="2.487cm" svg:height="0.642cm" svg:x="18.694cm" svg:y="10.208cm">
          <text:list text:style-name="L1">
            <text:list-header>
              <text:p text:style-name="P2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3" draw:text-style-name="P37" draw:layer="layout" svg:width="1.408cm" svg:height="0.642cm" svg:x="8.065cm" svg:y="11.29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4" draw:text-style-name="P22" draw:layer="layout" svg:width="1.408cm" svg:height="0.642cm" svg:x="20.279cm" svg:y="11.3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22" draw:layer="layout" svg:width="1.497cm" svg:height="0.642cm" svg:x="19.633cm" svg:y="6.75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22" draw:layer="layout" svg:width="1.408cm" svg:height="0.642cm" svg:x="6.379cm" svg:y="13.6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22" draw:layer="layout" svg:width="1.408cm" svg:height="0.642cm" svg:x="23.393cm" svg:y="13.614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22" draw:layer="layout" svg:width="3.093cm" svg:height="0.642cm" svg:x="4.832cm" svg:y="16.935cm">
          <text:list text:style-name="L1">
            <text:list-header>
              <text:p text:style-name="P21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22" draw:layer="layout" svg:width="2.907cm" svg:height="0.642cm" svg:x="22.028cm" svg:y="16.944cm">
          <text:list text:style-name="L1">
            <text:list-header>
              <text:p text:style-name="P21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22" draw:layer="layout" svg:width="1.937cm" svg:height="0.642cm" svg:x="5.505cm" svg:y="3.169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22" draw:layer="layout" svg:width="1.912cm" svg:height="0.642cm" svg:x="22.412cm" svg:y="3.21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9" draw:layer="layout" svg:x1="7.166cm" svg:y1="12.733cm" svg:x2="18.701cm" svg:y2="12.739cm" draw:start-shape="id42" draw:start-glue-point="5" draw:end-shape="id40" draw:end-glue-point="2" svg:d="M7166 12733v518h11535v-512" svg:viewBox="0 0 11536 519">
          <text:p/>
        </draw:connector>
        <draw:custom-shape draw:style-name="gr132" draw:text-style-name="P38" draw:layer="layout" svg:width="2.195cm" svg:height="0.642cm" svg:x="14.96cm" svg:y="13.487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38" draw:layer="layout" svg:width="1.497cm" svg:height="0.642cm" svg:x="8.937cm" svg:y="6.762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34" draw:text-style-name="P26" xml:id="id59" draw:id="id59" draw:layer="layout" svg:width="3.048cm" svg:height="1.473cm" svg:x="4.877cm" svg:y="6.669cm">
          <text:list text:style-name="L1">
            <text:list-header>
              <text:p text:style-name="P25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9" xml:id="id60" draw:id="id60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7"><text:span text:style-name="T6">MAA</text:span></text:p>
            </text:list-header>
            <text:list-item>
              <text:p text:style-name="P2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24" xml:id="id61" draw:id="id61" draw:layer="layout" svg:width="3.048cm" svg:height="1.473cm" svg:x="21.832cm" svg:y="6.669cm">
          <text:list text:style-name="L1">
            <text:list-header>
              <text:p text:style-name="P19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37" draw:text-style-name="P22" draw:layer="layout" svg:width="2.479cm" svg:height="0.642cm" svg:x="14.906cm" svg:y="5.354cm">
          <text:list text:style-name="L1">
            <text:list-header>
              <text:p text:style-name="P21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8" draw:text-style-name="P44" xml:id="id51" draw:id="id51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8"><text:span text:style-name="T6">MAA</text:span></text:p>
            </text:list-header>
            <text:list-item>
              <text:p text:style-name="P2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20" draw:layer="layout" svg:width="3.048cm" svg:height="1.473cm" svg:x="4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0" draw:layer="layout" svg:width="3.048cm" svg:height="1.473cm" svg:x="21.879cm" svg:y="3.872cm">
          <text:list text:style-name="L1">
            <text:list-header>
              <text:p text:style-name="P28"><text:span text:style-name="T6">UMA</text:span></text:p>
            </text:list-header>
            <text:list-item>
              <text:p text:style-name="P28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1" xml:id="id54" draw:id="id54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26" xml:id="id57" draw:id="id57" draw:layer="layout" svg:width="3.048cm" svg:height="1.535cm" svg:x="4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32" xml:id="id62" draw:id="id62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8"><text:span text:style-name="T8">UMA/MFA</text:span></text:p>
            </text:list-header>
            <text:list-item>
              <text:p text:style-name="P28"><text:span text:style-name="T7">Requesting Party Client</text:span></text:p>
            </text:list-item>
            <text:list-item>
              <text:p text:style-name="P2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0" draw:text-style-name="P9" draw:layer="layout" draw:type="line" svg:x1="18.696cm" svg:y1="10.047cm" svg:x2="18.701cm" svg:y2="11.204cm" draw:start-shape="id51" draw:start-glue-point="2" draw:end-shape="id52" draw:end-glue-point="0" svg:d="M18696 10047l5 1157" svg:viewBox="0 0 6 1158">
          <text:p/>
        </draw:connector>
        <draw:custom-shape draw:style-name="gr144" draw:text-style-name="P45" xml:id="id56" draw:id="id56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6">UMA</text:span></text:p>
            </text:list-header>
            <text:list-item>
              <text:p text:style-name="P27"><text:span text:style-name="T7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32" xml:id="id52" draw:id="id52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8"><text:span text:style-name="T8">UMA/MFA</text:span></text:p>
            </text:list-header>
            <text:list-item>
              <text:p text:style-name="P28"><text:span text:style-name="T7">Requesting Party Client</text:span></text:p>
            </text:list-item>
            <text:list-item>
              <text:p text:style-name="P2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29" xml:id="id58" draw:id="id58" draw:layer="layout" svg:width="3.048cm" svg:height="1.535cm" svg:x="21.877cm" svg:y="15.004cm">
          <text:list text:style-name="L1">
            <text:list-header>
              <text:p text:style-name="P27"><text:span text:style-name="T13">Webmail</text:span></text:p>
            </text:list-header>
            <text:list-item>
              <text:p text:style-name="P27"><text:span text:style-name="T7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46" xml:id="id55" draw:id="id55" draw:layer="layout" svg:width="1.932cm" svg:height="1.889cm" svg:x="25.775cm" svg:y="11.03cm">
          <text:list text:style-name="L1">
            <text:list-header>
              <text:p text:style-name="P28"><text:span text:style-name="T13">Data</text:span></text:p>
              <text:p text:style-name="P28"><text:span text:style-name="T14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8" draw:text-style-name="P33" xml:id="id53" draw:id="id53" draw:layer="layout" svg:width="1.923cm" svg:height="1.872cm" svg:x="2.11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53" draw:start-glue-point="8" draw:end-shape="id54" draw:end-glue-point="3" svg:d="M4033 11966l844 5" svg:viewBox="0 0 845 6">
          <text:p/>
        </draw:connector>
        <draw:connector draw:style-name="gr149" draw:text-style-name="P9" draw:layer="layout" draw:type="line" svg:x1="25.775cm" svg:y1="11.974cm" svg:x2="24.925cm" svg:y2="11.971cm" draw:start-shape="id55" draw:start-glue-point="8" draw:end-shape="id56" draw:end-glue-point="1" svg:d="M25775 11974l-850-3" svg:viewBox="0 0 851 4">
          <text:p/>
        </draw:connector>
        <draw:connector draw:style-name="gr24" draw:text-style-name="P9" draw:layer="layout" draw:type="line" svg:x1="6.401cm" svg:y1="15.004cm" svg:x2="6.401cm" svg:y2="12.739cm" draw:start-shape="id57" draw:start-glue-point="0" draw:end-shape="id54" draw:end-glue-point="2" svg:d="M6401 15004v-2265" svg:viewBox="0 0 1 2266">
          <text:p/>
        </draw:connector>
        <draw:connector draw:style-name="gr150" draw:text-style-name="P9" draw:layer="layout" draw:type="line" svg:x1="23.401cm" svg:y1="15.004cm" svg:x2="23.401cm" svg:y2="12.739cm" draw:start-shape="id58" draw:start-glue-point="0" draw:end-shape="id56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59" draw:start-glue-point="1" draw:end-shape="id60" draw:end-glue-point="0" svg:d="M7925 7405h3176v1165" svg:viewBox="0 0 3177 1166">
          <text:p/>
        </draw:connector>
        <draw:connector draw:style-name="gr80" draw:text-style-name="P9" draw:layer="layout" svg:x1="21.832cm" svg:y1="7.405cm" svg:x2="18.696cm" svg:y2="8.574cm" draw:start-shape="id61" draw:start-glue-point="3" draw:end-shape="id51" draw:end-glue-point="0" svg:d="M21832 7405h-3136v1169" svg:viewBox="0 0 3137 1170">
          <text:p/>
        </draw:connector>
        <draw:connector draw:style-name="gr24" draw:text-style-name="P9" draw:layer="layout" svg:x1="6.401cm" svg:y1="6.669cm" svg:x2="23.356cm" svg:y2="6.669cm" draw:start-shape="id59" draw:start-glue-point="0" draw:end-shape="id61" draw:end-glue-point="0" svg:d="M6401 6669v-514h16955v514" svg:viewBox="0 0 16956 515">
          <text:p/>
        </draw:connector>
        <draw:connector draw:style-name="gr72" draw:text-style-name="P9" draw:layer="layout" draw:type="line" svg:x1="6.401cm" svg:y1="11.204cm" svg:x2="6.401cm" svg:y2="8.142cm" draw:start-shape="id54" draw:start-glue-point="0" draw:end-shape="id59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60" draw:start-glue-point="2" draw:end-shape="id62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62" draw:start-glue-point="3" draw:end-shape="id54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56" draw:start-glue-point="0" draw:end-shape="id61" draw:end-glue-point="2" svg:d="M23401 11204l-45-3062" svg:viewBox="0 0 46 3063">
          <text:p/>
        </draw:connector>
        <draw:connector draw:style-name="gr80" draw:text-style-name="P9" draw:layer="layout" draw:type="line" svg:x1="20.225cm" svg:y1="11.971cm" svg:x2="21.877cm" svg:y2="11.971cm" draw:start-shape="id52" draw:start-glue-point="1" draw:end-shape="id56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56" draw:start-glue-point="5" draw:end-shape="id62" draw:end-glue-point="2" svg:d="M22661 12739v1336h-11560v-1336" svg:viewBox="0 0 11561 1337">
          <text:p/>
        </draw:connector>
        <draw:custom-shape draw:style-name="gr151" draw:text-style-name="P37" draw:layer="layout" svg:width="2.195cm" svg:height="0.642cm" svg:x="14.958cm" svg:y="12.478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22" draw:layer="layout" svg:width="1.497cm" svg:height="0.642cm" svg:x="6.425cm" svg:y="9.426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3" draw:text-style-name="P37" draw:layer="layout" svg:width="1.497cm" svg:height="0.642cm" svg:x="23.429cm" svg:y="9.438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37" draw:layer="layout" svg:width="2.487cm" svg:height="0.642cm" svg:x="11.091cm" svg:y="10.196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5" draw:text-style-name="P37" draw:layer="layout" svg:width="2.487cm" svg:height="0.642cm" svg:x="18.694cm" svg:y="10.208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6" draw:text-style-name="P37" draw:layer="layout" svg:width="1.408cm" svg:height="0.642cm" svg:x="8.065cm" svg:y="11.29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7" draw:text-style-name="P37" draw:layer="layout" svg:width="1.408cm" svg:height="0.642cm" svg:x="20.279cm" svg:y="11.302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8" draw:text-style-name="P37" draw:layer="layout" svg:width="1.497cm" svg:height="0.642cm" svg:x="19.633cm" svg:y="6.75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9" draw:text-style-name="P22" draw:layer="layout" svg:width="1.408cm" svg:height="0.642cm" svg:x="6.379cm" svg:y="13.6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37" draw:layer="layout" svg:width="1.408cm" svg:height="0.642cm" svg:x="23.393cm" svg:y="13.614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1" draw:text-style-name="P22" draw:layer="layout" svg:width="3.093cm" svg:height="0.642cm" svg:x="4.832cm" svg:y="16.935cm">
          <text:list text:style-name="L1">
            <text:list-header>
              <text:p text:style-name="P21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37" draw:layer="layout" svg:width="2.907cm" svg:height="0.642cm" svg:x="22.028cm" svg:y="16.944cm">
          <text:list text:style-name="L1">
            <text:list-header>
              <text:p text:style-name="P36"><text:span text:style-name="T10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3" draw:text-style-name="P22" draw:layer="layout" svg:width="1.937cm" svg:height="0.642cm" svg:x="5.505cm" svg:y="3.169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22" draw:layer="layout" svg:width="1.912cm" svg:height="0.642cm" svg:x="22.412cm" svg:y="3.21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1" draw:text-style-name="P9" draw:layer="layout" svg:x1="7.166cm" svg:y1="12.733cm" svg:x2="18.701cm" svg:y2="12.739cm" draw:start-shape="id54" draw:start-glue-point="5" draw:end-shape="id52" draw:end-glue-point="2" svg:d="M7166 12733v518h11535v-512" svg:viewBox="0 0 11536 519">
          <text:p/>
        </draw:connector>
        <draw:custom-shape draw:style-name="gr165" draw:text-style-name="P38" draw:layer="layout" svg:width="2.195cm" svg:height="0.642cm" svg:x="14.96cm" svg:y="13.487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38" draw:layer="layout" svg:width="1.497cm" svg:height="0.642cm" svg:x="8.937cm" svg:y="6.762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7" draw:style-name="dp1" draw:master-page-name="Default">
        <draw:custom-shape draw:style-name="gr167" draw:text-style-name="P49" xml:id="id71" draw:id="id71" draw:layer="layout" svg:width="3.048cm" svg:height="1.473cm" svg:x="4.877cm" svg:y="6.669cm">
          <text:list text:style-name="L1">
            <text:list-header>
              <text:p text:style-name="P47"><text:span text:style-name="T6">MTA</text:span></text:p>
            </text:list-header>
            <text:list-item>
              <text:p text:style-name="P48"><text:span text:style-name="T7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9" xml:id="id72" draw:id="id72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7"><text:span text:style-name="T6">MAA</text:span></text:p>
            </text:list-header>
            <text:list-item>
              <text:p text:style-name="P4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51" xml:id="id73" draw:id="id73" draw:layer="layout" svg:width="3.048cm" svg:height="1.473cm" svg:x="21.832cm" svg:y="6.669cm">
          <text:list text:style-name="L1">
            <text:list-header>
              <text:p text:style-name="P50"><text:span text:style-name="T1">MTA</text:span></text:p>
            </text:list-header>
            <text:list-item>
              <text:p text:style-name="P50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70" draw:text-style-name="P53" draw:layer="layout" svg:width="2.479cm" svg:height="0.642cm" svg:x="14.906cm" svg:y="5.354cm">
          <text:list text:style-name="L1">
            <text:list-header>
              <text:p text:style-name="P52"><text:span text:style-name="T10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1" draw:text-style-name="P51" xml:id="id63" draw:id="id63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0"><text:span text:style-name="T1">MAA</text:span></text:p>
            </text:list-header>
            <text:list-item>
              <text:p text:style-name="P50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54" draw:layer="layout" svg:width="3.048cm" svg:height="1.473cm" svg:x="4.877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55" draw:layer="layout" svg:width="3.048cm" svg:height="1.473cm" svg:x="21.879cm" svg:y="3.872cm">
          <text:list text:style-name="L1">
            <text:list-header>
              <text:p text:style-name="P48"><text:span text:style-name="T6">UMA</text:span></text:p>
            </text:list-header>
            <text:list-item>
              <text:p text:style-name="P48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8" xml:id="id66" draw:id="id66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49" xml:id="id69" draw:id="id69" draw:layer="layout" svg:width="3.048cm" svg:height="1.535cm" svg:x="4.877cm" svg:y="15.004cm">
          <text:list text:style-name="L1">
            <text:list-header>
              <text:p text:style-name="P47"><text:span text:style-name="T13">Webmail</text:span></text:p>
            </text:list-header>
            <text:list-item>
              <text:p text:style-name="P47"><text:span text:style-name="T7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56" xml:id="id74" draw:id="id74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8"><text:span text:style-name="T8">UMA/MFA</text:span></text:p>
            </text:list-header>
            <text:list-item>
              <text:p text:style-name="P48"><text:span text:style-name="T7">Requesting Party Client</text:span></text:p>
            </text:list-item>
            <text:list-item>
              <text:p text:style-name="P4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9" draw:layer="layout" draw:type="line" svg:x1="18.696cm" svg:y1="10.047cm" svg:x2="18.701cm" svg:y2="11.204cm" draw:start-shape="id63" draw:start-glue-point="2" draw:end-shape="id64" draw:end-glue-point="0" svg:d="M18696 10047l5 1157" svg:viewBox="0 0 6 1158">
          <text:p/>
        </draw:connector>
        <draw:custom-shape draw:style-name="gr177" draw:text-style-name="P57" xml:id="id68" draw:id="id68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7"><text:span text:style-name="T6">UMA</text:span></text:p>
            </text:list-header>
            <text:list-item>
              <text:p text:style-name="P47"><text:span text:style-name="T7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58" xml:id="id64" draw:id="id64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/MFA</text:span></text:p>
            </text:list-header>
            <text:list-item>
              <text:p text:style-name="P3"><text:span text:style-name="T4">Requesting Party Client</text:span></text:p>
            </text:list-item>
            <text:list-item>
              <text:p text:style-name="P3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49" xml:id="id70" draw:id="id70" draw:layer="layout" svg:width="3.048cm" svg:height="1.535cm" svg:x="21.877cm" svg:y="15.004cm">
          <text:list text:style-name="L1">
            <text:list-header>
              <text:p text:style-name="P47"><text:span text:style-name="T13">Webmail</text:span></text:p>
            </text:list-header>
            <text:list-item>
              <text:p text:style-name="P47"><text:span text:style-name="T7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59" xml:id="id67" draw:id="id67" draw:layer="layout" svg:width="1.932cm" svg:height="1.889cm" svg:x="25.775cm" svg:y="11.03cm">
          <text:list text:style-name="L1">
            <text:list-header>
              <text:p text:style-name="P48"><text:span text:style-name="T13">Data</text:span></text:p>
              <text:p text:style-name="P48"><text:span text:style-name="T14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1" draw:text-style-name="P60" xml:id="id65" draw:id="id65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65" draw:start-glue-point="8" draw:end-shape="id66" draw:end-glue-point="3" svg:d="M4033 11966l844 5" svg:viewBox="0 0 845 6">
          <text:p/>
        </draw:connector>
        <draw:connector draw:style-name="gr149" draw:text-style-name="P9" draw:layer="layout" draw:type="line" svg:x1="25.775cm" svg:y1="11.974cm" svg:x2="24.925cm" svg:y2="11.971cm" draw:start-shape="id67" draw:start-glue-point="8" draw:end-shape="id68" draw:end-glue-point="1" svg:d="M25775 11974l-850-3" svg:viewBox="0 0 851 4">
          <text:p/>
        </draw:connector>
        <draw:connector draw:style-name="gr182" draw:text-style-name="P9" draw:layer="layout" draw:type="line" svg:x1="6.401cm" svg:y1="15.004cm" svg:x2="6.401cm" svg:y2="12.739cm" draw:start-shape="id69" draw:start-glue-point="0" draw:end-shape="id66" draw:end-glue-point="2" svg:d="M6401 15004v-2265" svg:viewBox="0 0 1 2266">
          <text:p/>
        </draw:connector>
        <draw:connector draw:style-name="gr150" draw:text-style-name="P9" draw:layer="layout" draw:type="line" svg:x1="23.401cm" svg:y1="15.004cm" svg:x2="23.401cm" svg:y2="12.739cm" draw:start-shape="id70" draw:start-glue-point="0" draw:end-shape="id68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71" draw:start-glue-point="1" draw:end-shape="id72" draw:end-glue-point="0" svg:d="M7925 7405h3176v1165" svg:viewBox="0 0 3177 1166">
          <text:p/>
        </draw:connector>
        <draw:connector draw:style-name="gr72" draw:text-style-name="P9" draw:layer="layout" svg:x1="21.832cm" svg:y1="7.405cm" svg:x2="18.696cm" svg:y2="8.574cm" draw:start-shape="id73" draw:start-glue-point="3" draw:end-shape="id63" draw:end-glue-point="0" svg:d="M21832 7405h-3136v1169" svg:viewBox="0 0 3137 1170">
          <text:p/>
        </draw:connector>
        <draw:connector draw:style-name="gr182" draw:text-style-name="P9" draw:layer="layout" svg:x1="6.401cm" svg:y1="6.669cm" svg:x2="23.356cm" svg:y2="6.669cm" draw:start-shape="id71" draw:start-glue-point="0" draw:end-shape="id73" draw:end-glue-point="0" svg:d="M6401 6669v-514h16955v514" svg:viewBox="0 0 16956 515">
          <text:p/>
        </draw:connector>
        <draw:connector draw:style-name="gr80" draw:text-style-name="P9" draw:layer="layout" draw:type="line" svg:x1="6.401cm" svg:y1="11.204cm" svg:x2="6.401cm" svg:y2="8.142cm" draw:start-shape="id66" draw:start-glue-point="0" draw:end-shape="id71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72" draw:start-glue-point="2" draw:end-shape="id74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74" draw:start-glue-point="3" draw:end-shape="id66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68" draw:start-glue-point="0" draw:end-shape="id73" draw:end-glue-point="2" svg:d="M23401 11204l-45-3062" svg:viewBox="0 0 46 3063">
          <text:p/>
        </draw:connector>
        <draw:connector draw:style-name="gr80" draw:text-style-name="P9" draw:layer="layout" draw:type="line" svg:x1="20.225cm" svg:y1="11.971cm" svg:x2="21.877cm" svg:y2="11.971cm" draw:start-shape="id64" draw:start-glue-point="1" draw:end-shape="id68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68" draw:start-glue-point="5" draw:end-shape="id74" draw:end-glue-point="2" svg:d="M22661 12739v1336h-11560v-1336" svg:viewBox="0 0 11561 1337">
          <text:p/>
        </draw:connector>
        <draw:custom-shape draw:style-name="gr183" draw:text-style-name="P53" draw:layer="layout" svg:width="2.195cm" svg:height="0.642cm" svg:x="14.958cm" svg:y="12.478cm">
          <text:list text:style-name="L1">
            <text:list-header>
              <text:p text:style-name="P52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4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5" draw:text-style-name="P53" draw:layer="layout" svg:width="1.497cm" svg:height="0.642cm" svg:x="23.429cm" svg:y="9.438cm">
          <text:list text:style-name="L1">
            <text:list-header>
              <text:p text:style-name="P5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6" draw:text-style-name="P53" draw:layer="layout" svg:width="2.487cm" svg:height="0.642cm" svg:x="11.091cm" svg:y="10.196cm">
          <text:list text:style-name="L1">
            <text:list-header>
              <text:p text:style-name="P52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7" draw:text-style-name="P61" draw:layer="layout" svg:width="2.487cm" svg:height="0.642cm" svg:x="18.694cm" svg:y="10.208cm">
          <text:list text:style-name="L1">
            <text:list-header>
              <text:p text:style-name="P1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8" draw:text-style-name="P53" draw:layer="layout" svg:width="1.408cm" svg:height="0.642cm" svg:x="8.065cm" svg:y="11.29cm">
          <text:list text:style-name="L1">
            <text:list-header>
              <text:p text:style-name="P5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9" draw:text-style-name="P53" draw:layer="layout" svg:width="1.408cm" svg:height="0.642cm" svg:x="20.279cm" svg:y="11.302cm">
          <text:list text:style-name="L1">
            <text:list-header>
              <text:p text:style-name="P5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0" draw:text-style-name="P61" draw:layer="layout" svg:width="1.497cm" svg:height="0.642cm" svg:x="19.633cm" svg:y="6.75cm">
          <text:list text:style-name="L1">
            <text:list-header>
              <text:p text:style-name="P1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1" draw:text-style-name="P53" draw:layer="layout" svg:width="1.408cm" svg:height="0.642cm" svg:x="6.379cm" svg:y="13.602cm">
          <text:list text:style-name="L1">
            <text:list-header>
              <text:p text:style-name="P5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2" draw:text-style-name="P53" draw:layer="layout" svg:width="1.408cm" svg:height="0.642cm" svg:x="23.393cm" svg:y="13.614cm">
          <text:list text:style-name="L1">
            <text:list-header>
              <text:p text:style-name="P5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3" draw:text-style-name="P53" draw:layer="layout" svg:width="3.093cm" svg:height="0.642cm" svg:x="4.832cm" svg:y="16.935cm">
          <text:list text:style-name="L1">
            <text:list-header>
              <text:p text:style-name="P52"><text:span text:style-name="T10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53" draw:layer="layout" svg:width="2.907cm" svg:height="0.642cm" svg:x="22.028cm" svg:y="16.944cm">
          <text:list text:style-name="L1">
            <text:list-header>
              <text:p text:style-name="P52"><text:span text:style-name="T10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5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6" draw:text-style-name="P7" draw:layer="layout" svg:width="1.912cm" svg:height="0.642cm" svg:x="22.4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1" draw:text-style-name="P9" draw:layer="layout" svg:x1="7.166cm" svg:y1="12.733cm" svg:x2="18.701cm" svg:y2="12.739cm" draw:start-shape="id66" draw:start-glue-point="5" draw:end-shape="id64" draw:end-glue-point="2" svg:d="M7166 12733v518h11535v-512" svg:viewBox="0 0 11536 519">
          <text:p/>
        </draw:connector>
        <draw:custom-shape draw:style-name="gr197" draw:text-style-name="P62" draw:layer="layout" svg:width="2.195cm" svg:height="0.642cm" svg:x="14.96cm" svg:y="13.487cm">
          <text:list text:style-name="L1">
            <text:list-header>
              <text:p text:style-name="P52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8" draw:text-style-name="P62" draw:layer="layout" svg:width="1.497cm" svg:height="0.642cm" svg:x="8.937cm" svg:y="6.762cm">
          <text:list text:style-name="L1">
            <text:list-header>
              <text:p text:style-name="P5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99" draw:text-style-name="P49" xml:id="id83" draw:id="id83" draw:layer="layout" svg:width="3.048cm" svg:height="1.473cm" svg:x="4.877cm" svg:y="6.669cm">
          <text:list text:style-name="L1">
            <text:list-header>
              <text:p text:style-name="P47"><text:span text:style-name="T6">MTA</text:span></text:p>
            </text:list-header>
            <text:list-item>
              <text:p text:style-name="P48"><text:span text:style-name="T7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49" xml:id="id84" draw:id="id84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7"><text:span text:style-name="T6">MAA</text:span></text:p>
            </text:list-header>
            <text:list-item>
              <text:p text:style-name="P4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63" xml:id="id85" draw:id="id85" draw:layer="layout" svg:width="3.048cm" svg:height="1.473cm" svg:x="21.832cm" svg:y="6.669cm">
          <text:list text:style-name="L1">
            <text:list-header>
              <text:p text:style-name="P48"><text:span text:style-name="T6">MTA</text:span></text:p>
            </text:list-header>
            <text:list-item>
              <text:p text:style-name="P48"><text:span text:style-name="T7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02" draw:text-style-name="P53" draw:layer="layout" svg:width="2.479cm" svg:height="0.642cm" svg:x="14.906cm" svg:y="5.354cm">
          <text:list text:style-name="L1">
            <text:list-header>
              <text:p text:style-name="P52"><text:span text:style-name="T10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3" draw:text-style-name="P63" xml:id="id75" draw:id="id75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6">MAA</text:span></text:p>
            </text:list-header>
            <text:list-item>
              <text:p text:style-name="P4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54" draw:layer="layout" svg:width="3.048cm" svg:height="1.473cm" svg:x="4.877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55" draw:layer="layout" svg:width="3.048cm" svg:height="1.473cm" svg:x="21.879cm" svg:y="3.872cm">
          <text:list text:style-name="L1">
            <text:list-header>
              <text:p text:style-name="P48"><text:span text:style-name="T6">UMA</text:span></text:p>
            </text:list-header>
            <text:list-item>
              <text:p text:style-name="P48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8" xml:id="id78" draw:id="id78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49" xml:id="id81" draw:id="id81" draw:layer="layout" svg:width="3.048cm" svg:height="1.535cm" svg:x="4.877cm" svg:y="15.004cm">
          <text:list text:style-name="L1">
            <text:list-header>
              <text:p text:style-name="P47"><text:span text:style-name="T13">Webmail</text:span></text:p>
            </text:list-header>
            <text:list-item>
              <text:p text:style-name="P47"><text:span text:style-name="T7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56" xml:id="id86" draw:id="id86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8"><text:span text:style-name="T8">UMA/MFA</text:span></text:p>
            </text:list-header>
            <text:list-item>
              <text:p text:style-name="P48"><text:span text:style-name="T7">Requesting Party Client</text:span></text:p>
            </text:list-item>
            <text:list-item>
              <text:p text:style-name="P4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0" draw:text-style-name="P9" draw:layer="layout" draw:type="line" svg:x1="18.696cm" svg:y1="10.047cm" svg:x2="18.701cm" svg:y2="11.204cm" draw:start-shape="id75" draw:start-glue-point="2" draw:end-shape="id76" draw:end-glue-point="0" svg:d="M18696 10047l5 1157" svg:viewBox="0 0 6 1158">
          <text:p/>
        </draw:connector>
        <draw:custom-shape draw:style-name="gr209" draw:text-style-name="P8" xml:id="id80" draw:id="id80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58" xml:id="id76" draw:id="id76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/MFA</text:span></text:p>
            </text:list-header>
            <text:list-item>
              <text:p text:style-name="P3"><text:span text:style-name="T4">Requesting Party Client</text:span></text:p>
            </text:list-item>
            <text:list-item>
              <text:p text:style-name="P3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2" xml:id="id82" draw:id="id82" draw:layer="layout" svg:width="3.048cm" svg:height="1.535cm" svg:x="21.877cm" svg:y="15.004cm">
          <text:list text:style-name="L1">
            <text:list-header>
              <text:p text:style-name="P1"><text:span text:style-name="T3">Webmail</text:span></text:p>
            </text:list-header>
            <text:list-item>
              <text:p text:style-name="P1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60" xml:id="id79" draw:id="id79" draw:layer="layout" svg:width="1.932cm" svg:height="1.889cm" svg:x="25.775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13" draw:text-style-name="P60" xml:id="id77" draw:id="id77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77" draw:start-glue-point="8" draw:end-shape="id78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79" draw:start-glue-point="8" draw:end-shape="id80" draw:end-glue-point="1" svg:d="M25775 11974l-850-3" svg:viewBox="0 0 851 4">
          <text:p/>
        </draw:connector>
        <draw:connector draw:style-name="gr182" draw:text-style-name="P9" draw:layer="layout" draw:type="line" svg:x1="6.401cm" svg:y1="15.004cm" svg:x2="6.401cm" svg:y2="12.739cm" draw:start-shape="id81" draw:start-glue-point="0" draw:end-shape="id78" draw:end-glue-point="2" svg:d="M6401 15004v-2265" svg:viewBox="0 0 1 2266">
          <text:p/>
        </draw:connector>
        <draw:connector draw:style-name="gr78" draw:text-style-name="P9" draw:layer="layout" draw:type="line" svg:x1="23.401cm" svg:y1="15.004cm" svg:x2="23.401cm" svg:y2="12.739cm" draw:start-shape="id82" draw:start-glue-point="0" draw:end-shape="id80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83" draw:start-glue-point="1" draw:end-shape="id84" draw:end-glue-point="0" svg:d="M7925 7405h3176v1165" svg:viewBox="0 0 3177 1166">
          <text:p/>
        </draw:connector>
        <draw:connector draw:style-name="gr80" draw:text-style-name="P9" draw:layer="layout" svg:x1="21.832cm" svg:y1="7.405cm" svg:x2="18.696cm" svg:y2="8.574cm" draw:start-shape="id85" draw:start-glue-point="3" draw:end-shape="id75" draw:end-glue-point="0" svg:d="M21832 7405h-3136v1169" svg:viewBox="0 0 3137 1170">
          <text:p/>
        </draw:connector>
        <draw:connector draw:style-name="gr182" draw:text-style-name="P9" draw:layer="layout" svg:x1="6.401cm" svg:y1="6.669cm" svg:x2="23.356cm" svg:y2="6.669cm" draw:start-shape="id83" draw:start-glue-point="0" draw:end-shape="id85" draw:end-glue-point="0" svg:d="M6401 6669v-514h16955v514" svg:viewBox="0 0 16956 515">
          <text:p/>
        </draw:connector>
        <draw:connector draw:style-name="gr80" draw:text-style-name="P9" draw:layer="layout" draw:type="line" svg:x1="6.401cm" svg:y1="11.204cm" svg:x2="6.401cm" svg:y2="8.142cm" draw:start-shape="id78" draw:start-glue-point="0" draw:end-shape="id83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84" draw:start-glue-point="2" draw:end-shape="id86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86" draw:start-glue-point="3" draw:end-shape="id78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80" draw:start-glue-point="0" draw:end-shape="id85" draw:end-glue-point="2" svg:d="M23401 11204l-45-3062" svg:viewBox="0 0 46 3063">
          <text:p/>
        </draw:connector>
        <draw:connector draw:style-name="gr72" draw:text-style-name="P9" draw:layer="layout" draw:type="line" svg:x1="20.225cm" svg:y1="11.971cm" svg:x2="21.877cm" svg:y2="11.971cm" draw:start-shape="id76" draw:start-glue-point="1" draw:end-shape="id80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80" draw:start-glue-point="5" draw:end-shape="id86" draw:end-glue-point="2" svg:d="M22661 12739v1336h-11560v-1336" svg:viewBox="0 0 11561 1337">
          <text:p/>
        </draw:connector>
        <draw:custom-shape draw:style-name="gr214" draw:text-style-name="P12" draw:layer="layout" svg:width="2.195cm" svg:height="0.642cm" svg:x="14.958cm" svg:y="12.4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5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6" draw:text-style-name="P53" draw:layer="layout" svg:width="1.497cm" svg:height="0.642cm" svg:x="23.429cm" svg:y="9.438cm">
          <text:list text:style-name="L1">
            <text:list-header>
              <text:p text:style-name="P5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7" draw:text-style-name="P53" draw:layer="layout" svg:width="2.487cm" svg:height="0.642cm" svg:x="11.091cm" svg:y="10.196cm">
          <text:list text:style-name="L1">
            <text:list-header>
              <text:p text:style-name="P52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8" draw:text-style-name="P53" draw:layer="layout" svg:width="2.487cm" svg:height="0.642cm" svg:x="18.694cm" svg:y="10.208cm">
          <text:list text:style-name="L1">
            <text:list-header>
              <text:p text:style-name="P52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9" draw:text-style-name="P53" draw:layer="layout" svg:width="1.408cm" svg:height="0.642cm" svg:x="8.065cm" svg:y="11.29cm">
          <text:list text:style-name="L1">
            <text:list-header>
              <text:p text:style-name="P5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0" draw:text-style-name="P7" draw:layer="layout" svg:width="1.408cm" svg:height="0.642cm" svg:x="20.279cm" svg:y="11.3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1" draw:text-style-name="P53" draw:layer="layout" svg:width="1.497cm" svg:height="0.642cm" svg:x="19.633cm" svg:y="6.75cm">
          <text:list text:style-name="L1">
            <text:list-header>
              <text:p text:style-name="P5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2" draw:text-style-name="P53" draw:layer="layout" svg:width="1.408cm" svg:height="0.642cm" svg:x="6.379cm" svg:y="13.602cm">
          <text:list text:style-name="L1">
            <text:list-header>
              <text:p text:style-name="P5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3" draw:text-style-name="P7" draw:layer="layout" svg:width="1.408cm" svg:height="0.642cm" svg:x="23.393cm" svg:y="13.6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4" draw:text-style-name="P53" draw:layer="layout" svg:width="3.093cm" svg:height="0.642cm" svg:x="4.832cm" svg:y="16.935cm">
          <text:list text:style-name="L1">
            <text:list-header>
              <text:p text:style-name="P52"><text:span text:style-name="T10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7" draw:layer="layout" svg:width="2.907cm" svg:height="0.642cm" svg:x="22.028cm" svg:y="16.9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6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7" draw:text-style-name="P7" draw:layer="layout" svg:width="1.912cm" svg:height="0.642cm" svg:x="22.4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9" draw:layer="layout" svg:x1="7.166cm" svg:y1="12.733cm" svg:x2="18.701cm" svg:y2="12.739cm" draw:start-shape="id78" draw:start-glue-point="5" draw:end-shape="id76" draw:end-glue-point="2" svg:d="M7166 12733v518h11535v-512" svg:viewBox="0 0 11536 519">
          <text:p/>
        </draw:connector>
        <draw:custom-shape draw:style-name="gr228" draw:text-style-name="P62" draw:layer="layout" svg:width="2.195cm" svg:height="0.642cm" svg:x="14.96cm" svg:y="13.487cm">
          <text:list text:style-name="L1">
            <text:list-header>
              <text:p text:style-name="P52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9" draw:text-style-name="P62" draw:layer="layout" svg:width="1.497cm" svg:height="0.642cm" svg:x="8.937cm" svg:y="6.762cm">
          <text:list text:style-name="L1">
            <text:list-header>
              <text:p text:style-name="P5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custom-shape draw:style-name="gr230" draw:text-style-name="P2" xml:id="id91" draw:id="id91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4" xml:id="id92" draw:id="id92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32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3" draw:text-style-name="P8" xml:id="id88" draw:id="id88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2" xml:id="id87" draw:id="id87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8" xml:id="id90" draw:id="id90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2" xml:id="id89" draw:id="id89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87" draw:start-glue-point="0" draw:end-shape="id88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89" draw:start-glue-point="0" draw:end-shape="id90" draw:end-glue-point="2" svg:d="M22680 13904l-9-2066" svg:viewBox="0 0 10 2067">
          <text:p/>
        </draw:connector>
        <draw:connector draw:style-name="gr9" draw:text-style-name="P9" draw:layer="layout" svg:x1="9.174cm" svg:y1="6.585cm" svg:x2="20.623cm" svg:y2="6.585cm" draw:start-shape="id91" draw:start-glue-point="1" draw:end-shape="id92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88" draw:start-glue-point="0" draw:end-shape="id91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90" draw:start-glue-point="0" draw:end-shape="id92" draw:end-glue-point="2" svg:d="M22671 9806l-16-2205" svg:viewBox="0 0 17 2206">
          <text:p/>
        </draw:connector>
        <draw:custom-shape draw:style-name="gr237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14" draw:layer="layout" svg:width="2.487cm" svg:height="1.023cm" svg:x="22.6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0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1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2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3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4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5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174cm" svg:y1="10.822cm" svg:x2="20.639cm" svg:y2="10.822cm" draw:start-shape="id88" draw:start-glue-point="1" draw:end-shape="id90" draw:end-glue-point="3" svg:d="M9174 10822h11465" svg:viewBox="0 0 11466 1">
          <text:p/>
        </draw:connector>
      </draw:page>
      <draw:page draw:name="page10" draw:style-name="dp1" draw:master-page-name="Default">
        <draw:custom-shape draw:style-name="gr246" draw:text-style-name="P2" xml:id="id97" draw:id="id97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4" xml:id="id98" draw:id="id98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8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9" draw:text-style-name="P8" xml:id="id94" draw:id="id94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2" xml:id="id93" draw:id="id93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8" xml:id="id96" draw:id="id96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2" xml:id="id95" draw:id="id95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93" draw:start-glue-point="0" draw:end-shape="id94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95" draw:start-glue-point="0" draw:end-shape="id96" draw:end-glue-point="2" svg:d="M22680 13904l-9-2066" svg:viewBox="0 0 10 2067">
          <text:p/>
        </draw:connector>
        <draw:connector draw:style-name="gr9" draw:text-style-name="P9" draw:layer="layout" svg:x1="9.174cm" svg:y1="6.585cm" svg:x2="20.623cm" svg:y2="6.585cm" draw:start-shape="id97" draw:start-glue-point="1" draw:end-shape="id98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94" draw:start-glue-point="0" draw:end-shape="id97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96" draw:start-glue-point="0" draw:end-shape="id98" draw:end-glue-point="2" svg:d="M22671 9806l-16-2205" svg:viewBox="0 0 17 2206">
          <text:p/>
        </draw:connector>
        <draw:custom-shape draw:style-name="gr253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4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5" draw:text-style-name="P14" draw:layer="layout" svg:width="2.487cm" svg:height="1.023cm" svg:x="22.6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6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7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8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9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0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1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174cm" svg:y1="10.822cm" svg:x2="20.639cm" svg:y2="10.822cm" draw:start-shape="id94" draw:start-glue-point="1" draw:end-shape="id96" draw:end-glue-point="3" svg:d="M9174 10822h11465" svg:viewBox="0 0 11466 1">
          <text:p/>
        </draw:connector>
        <draw:line draw:style-name="gr99" draw:text-style-name="P40" draw:layer="layout" svg:x1="12.109cm" svg:y1="7.324cm" svg:x2="17.453cm" svg:y2="7.324cm">
          <text:p text:style-name="P39"><text:span text:style-name="T11">Mail Trust</text:span></text:p>
        </draw:line>
        <draw:g>
          <draw:polygon draw:style-name="gr100" draw:text-style-name="P41" draw:layer="layout" svg:width="5.343cm" svg:height="1.147cm" svg:x="12.028cm" svg:y="8.95cm" svg:viewBox="0 0 5344 1148" draw:points="5344,257 5344,574 5344,892 1722,892 1722,1148 0,574 1722,0 1722,257">
            <text:p/>
          </draw:polygon>
        </draw:g>
        <draw:custom-shape draw:style-name="gr262" draw:text-style-name="P43" draw:layer="layout" svg:width="3.398cm" svg:height="0.705cm" svg:x="13.083cm" svg:y="9.177cm">
          <text:list text:style-name="L1">
            <text:list-header>
              <text:p text:style-name="P42"><text:span text:style-name="T12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02" draw:text-style-name="P40" draw:layer="layout" svg:x1="12.099cm" svg:y1="12.036cm" svg:x2="17.443cm" svg:y2="12.036cm">
          <text:p text:style-name="P39"><text:span text:style-name="T11">UMA Trust</text:span></text:p>
        </draw:line>
      </draw:page>
      <draw:page draw:name="page11" draw:style-name="dp1" draw:master-page-name="Default">
        <draw:custom-shape draw:style-name="gr263" draw:text-style-name="P2" xml:id="id103" draw:id="id103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4" xml:id="id104" draw:id="id104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65" draw:text-style-name="P7" draw:layer="layout" svg:width="4.122cm" svg:height="1.023cm" svg:x="14.8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8" xml:id="id100" draw:id="id100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2" xml:id="id99" draw:id="id99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8" xml:id="id102" draw:id="id102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2" xml:id="id101" draw:id="id101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99" draw:start-glue-point="0" draw:end-shape="id100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101" draw:start-glue-point="0" draw:end-shape="id102" draw:end-glue-point="2" svg:d="M22680 13904l-9-2066" svg:viewBox="0 0 10 2067">
          <text:p/>
        </draw:connector>
        <draw:connector draw:style-name="gr24" draw:text-style-name="P9" draw:layer="layout" svg:x1="9.174cm" svg:y1="6.585cm" svg:x2="20.623cm" svg:y2="6.585cm" draw:start-shape="id103" draw:start-glue-point="1" draw:end-shape="id104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100" draw:start-glue-point="0" draw:end-shape="id103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102" draw:start-glue-point="0" draw:end-shape="id104" draw:end-glue-point="2" svg:d="M22671 9806l-16-2205" svg:viewBox="0 0 17 2206">
          <text:p/>
        </draw:connector>
        <draw:custom-shape draw:style-name="gr270" draw:text-style-name="P12" draw:layer="layout" svg:width="5.463cm" svg:height="0.642cm" svg:x="15.024cm" svg:y="9.678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1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2" draw:text-style-name="P14" draw:layer="layout" svg:width="2.487cm" svg:height="1.023cm" svg:x="22.6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4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5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6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7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8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79" draw:text-style-name="P9" draw:layer="layout" svg:x1="9.174cm" svg:y1="10.332cm" svg:x2="20.639cm" svg:y2="10.332cm" draw:start-shape="id100" draw:start-glue-point="6" draw:end-shape="id102" draw:end-glue-point="6" svg:d="M9174 10332h11465" svg:viewBox="0 0 11466 1">
          <text:p/>
        </draw:connector>
        <draw:connector draw:style-name="gr280" draw:text-style-name="P9" draw:layer="layout" svg:x1="9.174cm" svg:y1="11.331cm" svg:x2="20.639cm" svg:y2="11.331cm" draw:start-shape="id100" draw:start-glue-point="7" draw:end-shape="id102" draw:end-glue-point="7" svg:d="M9174 11331h11465" svg:viewBox="0 0 11466 1">
          <text:p/>
        </draw:connector>
        <draw:custom-shape draw:style-name="gr281" draw:text-style-name="P65" draw:layer="layout" svg:width="5.612cm" svg:height="0.642cm" svg:x="14.95cm" svg:y="10.719cm">
          <text:list text:style-name="L1">
            <text:list-header>
              <text:p text:style-name="P64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7d1d5" draw:end-color="#b4c7dc" draw:start-intensity="100%" draw:end-intensity="100%" draw:angle="90deg" draw:border="33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0-09-14T13:18:37.651318323</dc:date>
    <dc:creator>Igor Zboran</dc:creator>
    <meta:editing-duration>P2DT19H58M20S</meta:editing-duration>
    <meta:editing-cycles>228</meta:editing-cycles>
    <meta:generator>LibreOffice/7.0.1.2$Linux_X86_64 LibreOffice_project/88a63c56098013eb4038e11ebe7c8c0daab09aa8</meta:generator>
    <meta:printed-by>Igor Zboran</meta:printed-by>
    <meta:print-date>2020-08-08T11:16:12.676211829</meta:print-date>
    <dc:subject>ees</dc:subject>
    <dc:title>Enhanced Email System</dc:title>
    <meta:keyword>mail email webmail uma authorization ees</meta:keyword>
    <meta:document-statistic meta:object-count="392"/>
  </office:meta>
</office:document-meta>
</file>